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80808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ff3333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0.5cm" svg:height="18cm" svg:x="11.5cm" svg:y="59cm">
          <text:p text:style-name="P1">Pipelin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9.5cm" svg:height="6.53cm" svg:x="14.5cm" svg:y="64.47cm">
          <text:p text:style-name="P1">RateControlledFileRead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9.5cm" svg:height="6.53cm" svg:x="28cm" svg:y="64.47cm">
          <text:p text:style-name="P1">SimpleXMLPars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1" draw:layer="layout" svg:width="2.5cm" svg:height="1cm" svg:x="21.5cm" svg:y="65.4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2.5cm" svg:height="1cm" svg:x="21.5cm" svg:y="69.47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2.5cm" svg:height="1cm" svg:x="35.5cm" svg:y="65.4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2.5cm" svg:height="1cm" svg:x="35.5cm" svg:y="69.47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2.5cm" svg:height="1cm" svg:x="27.5cm" svg:y="65.47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2.5cm" svg:height="1cm" svg:x="27.5cm" svg:y="69.47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24cm" svg:y1="65.97cm" svg:x2="27.5cm" svg:y2="65.97cm" draw:start-shape="id1" draw:start-glue-point="1" draw:end-shape="id2" draw:end-glue-point="3">
          <text:p/>
        </draw:connector>
        <draw:connector draw:style-name="gr2" draw:text-style-name="P2" draw:layer="layout" draw:type="curve" svg:x1="24cm" svg:y1="69.97cm" svg:x2="27.5cm" svg:y2="69.97cm" draw:start-shape="id3" draw:start-glue-point="1" draw:end-shape="id4" draw:end-glue-point="3">
          <text:p/>
        </draw:connector>
        <draw:custom-shape draw:style-name="gr1" draw:text-style-name="P2" draw:id="id8" draw:layer="layout" svg:width="2.5cm" svg:height="1cm" svg:x="36.5cm" svg:y="62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2.5cm" svg:height="1cm" svg:x="36.5cm" svg:y="73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36.75cm" svg:y1="70.47cm" svg:x2="36.5cm" svg:y2="73.5cm" draw:start-shape="id5" draw:start-glue-point="2" draw:end-shape="id6" draw:end-glue-point="3">
          <text:p/>
        </draw:connector>
        <draw:connector draw:style-name="gr2" draw:text-style-name="P2" draw:layer="layout" draw:type="curve" svg:x1="36.75cm" svg:y1="65.47cm" svg:x2="36.5cm" svg:y2="63cm" draw:start-shape="id7" draw:start-glue-point="0" draw:end-shape="id8" draw:end-glue-point="3">
          <text:p/>
        </draw:connector>
        <draw:custom-shape draw:style-name="gr1" draw:text-style-name="P2" draw:layer="layout" svg:width="9.5cm" svg:height="8.5cm" svg:x="52cm" svg:y="63.5cm">
          <text:p text:style-name="P1">ConfigPars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42" draw:layer="layout" svg:width="2.5cm" svg:height="1cm" svg:x="51.5cm" svg:y="65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1" draw:layer="layout" svg:width="2.5cm" svg:height="1cm" svg:x="51.5cm" svg:y="69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7" draw:layer="layout" svg:width="4.5cm" svg:height="1cm" svg:x="58.5cm" svg:y="68.5cm">
          <text:p text:style-name="P1">feeds-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9" draw:layer="layout" svg:width="4.5cm" svg:height="1cm" svg:x="58.5cm" svg:y="65.5cm">
          <text:p text:style-name="P1">config-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4.5cm" svg:height="34.5cm" svg:x="70cm" svg:y="67.5cm">
          <text:p text:style-name="P1">FeedParserFactory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id="id44" draw:layer="layout" svg:width="2.5cm" svg:height="1cm" svg:x="75.5cm" svg:y="73cm">
          <text:p text:style-name="P1">contro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2" draw:layer="layout" svg:width="2.5cm" svg:height="1cm" svg:x="73cm" svg:y="78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3" draw:layer="layout" svg:width="2.5cm" svg:height="1cm" svg:x="58.5cm" svg:y="64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5" draw:layer="layout" svg:width="2.5cm" svg:height="1cm" svg:x="106cm" svg:y="73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5" draw:layer="layout" svg:width="2.5cm" svg:height="1cm" svg:x="108.5cm" svg:y="77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1.5cm" svg:height="21.5cm" svg:x="76cm" svg:y="78.5cm">
          <text:p text:style-name="P1">pipelin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24" draw:layer="layout" svg:width="7.5cm" svg:height="5.5cm" svg:x="78cm" svg:y="86.5cm">
          <text:p text:style-name="P1">OneShot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7.5cm" svg:height="5.5cm" svg:x="87.5cm" svg:y="86.5cm">
          <text:p text:style-name="P1">SimpleHTTPClient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7.5cm" svg:height="5.5cm" svg:x="96cm" svg:y="86.5cm">
          <text:p text:style-name="P1">FeedPars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10" draw:layer="layout" svg:width="2.5cm" svg:height="1cm" svg:x="87.5cm" svg:y="87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" draw:layer="layout" svg:width="2.5cm" svg:height="1cm" svg:x="83cm" svg:y="8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1" draw:layer="layout" svg:width="2.5cm" svg:height="1cm" svg:x="92.5cm" svg:y="8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2" draw:layer="layout" svg:width="2.5cm" svg:height="1cm" svg:x="96.5cm" svg:y="87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9" draw:layer="layout" svg:width="2.5cm" svg:height="1cm" svg:x="100.5cm" svg:y="8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7" draw:layer="layout" svg:width="2.5cm" svg:height="1cm" svg:x="100.5cm" svg:y="90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6" draw:layer="layout" svg:width="2.5cm" svg:height="1cm" svg:x="96.5cm" svg:y="90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5" draw:layer="layout" svg:width="2.5cm" svg:height="1cm" svg:x="92.5cm" svg:y="90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4" draw:layer="layout" svg:width="2.5cm" svg:height="1cm" svg:x="87.5cm" svg:y="90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3" draw:layer="layout" svg:width="2.5cm" svg:height="1cm" svg:x="83cm" svg:y="90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85.5cm" svg:y1="87.5cm" svg:x2="87.5cm" svg:y2="87.5cm" draw:start-shape="id9" draw:start-glue-point="1" draw:end-shape="id10" draw:end-glue-point="3">
          <text:p/>
        </draw:connector>
        <draw:connector draw:style-name="gr2" draw:text-style-name="P2" draw:layer="layout" draw:type="curve" svg:x1="95cm" svg:y1="87.5cm" svg:x2="96.5cm" svg:y2="87.5cm" draw:start-shape="id11" draw:start-glue-point="1" draw:end-shape="id12" draw:end-glue-point="3">
          <text:p/>
        </draw:connector>
        <draw:connector draw:style-name="gr2" draw:text-style-name="P2" draw:layer="layout" draw:type="curve" svg:x1="85.5cm" svg:y1="91cm" svg:x2="87.5cm" svg:y2="91cm" draw:start-shape="id13" draw:start-glue-point="1" draw:end-shape="id14" draw:end-glue-point="3">
          <text:p/>
        </draw:connector>
        <draw:connector draw:style-name="gr2" draw:text-style-name="P2" draw:layer="layout" draw:type="curve" svg:x1="95cm" svg:y1="91cm" svg:x2="96.5cm" svg:y2="91cm" draw:start-shape="id15" draw:start-glue-point="1" draw:end-shape="id16" draw:end-glue-point="3">
          <text:p/>
        </draw:connector>
        <draw:custom-shape draw:style-name="gr1" draw:text-style-name="P2" draw:id="id20" draw:layer="layout" svg:width="2.5cm" svg:height="1cm" svg:x="101.5cm" svg:y="82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8" draw:layer="layout" svg:width="2.5cm" svg:height="1cm" svg:x="101.5cm" svg:y="95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03cm" svg:y1="91cm" svg:x2="101.5cm" svg:y2="96cm" draw:start-shape="id17" draw:start-glue-point="1" draw:end-shape="id18" draw:end-glue-point="3">
          <text:p/>
        </draw:connector>
        <draw:connector draw:style-name="gr2" draw:text-style-name="P2" draw:layer="layout" draw:type="curve" svg:x1="103cm" svg:y1="87.5cm" svg:x2="101.5cm" svg:y2="83cm" draw:start-shape="id19" draw:start-glue-point="1" draw:end-shape="id20" draw:end-glue-point="3">
          <text:p/>
        </draw:connector>
        <draw:custom-shape draw:style-name="gr1" draw:text-style-name="P1" draw:layer="layout" svg:width="9.5cm" svg:height="8.5cm" svg:x="115.5cm" svg:y="71.5cm">
          <text:p text:style-name="P1">FeedSorter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46" draw:layer="layout" svg:width="2.5cm" svg:height="1cm" svg:x="115.5cm" svg:y="73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6" draw:layer="layout" svg:width="2.5cm" svg:height="1cm" svg:x="115cm" svg:y="77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01" draw:layer="layout" svg:width="2.5cm" svg:height="1cm" svg:x="122cm" svg:y="73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7" draw:layer="layout" svg:width="2.5cm" svg:height="1cm" svg:x="122.5cm" svg:y="77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1" draw:layer="layout" svg:width="4.5cm" svg:height="1cm" svg:x="72cm" svg:y="92cm">
          <text:p text:style-name="P1">_parsed-fee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draw:line-skew="6.812cm" svg:x1="102.75cm" svg:y1="96.5cm" svg:x2="72cm" svg:y2="92.5cm" draw:start-shape="id18" draw:start-glue-point="2" draw:end-shape="id21" draw:end-glue-point="3">
          <text:p/>
        </draw:connector>
        <draw:custom-shape draw:style-name="gr1" draw:text-style-name="P2" draw:id="id23" draw:layer="layout" svg:width="4.5cm" svg:height="2cm" svg:x="73.5cm" svg:y="82cm">
          <text:p text:style-name="P1">&lt;&lt;CREATE&gt;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75.5cm" svg:y1="78.5cm" svg:x2="75.75cm" svg:y2="82cm" draw:start-shape="id22" draw:start-glue-point="1" draw:end-shape="id23" draw:end-glue-point="0">
          <text:p/>
        </draw:connector>
        <draw:connector draw:style-name="gr2" draw:text-style-name="P2" draw:layer="layout" draw:type="curve" svg:x1="75.75cm" svg:y1="84cm" svg:x2="81.749cm" svg:y2="86.5cm" draw:start-shape="id23" draw:start-glue-point="2" draw:end-shape="id24" draw:end-glue-point="4">
          <text:p/>
        </draw:connector>
        <draw:connector draw:style-name="gr2" draw:text-style-name="P2" draw:layer="layout" draw:type="curve" svg:x1="111cm" svg:y1="77.5cm" svg:x2="115cm" svg:y2="77.5cm" draw:start-shape="id25" draw:start-glue-point="1" draw:end-shape="id26" draw:end-glue-point="3">
          <text:p/>
        </draw:connector>
        <draw:custom-shape draw:style-name="gr1" draw:text-style-name="P1" draw:id="id61" draw:layer="layout" svg:width="9.5cm" svg:height="8.5cm" svg:x="138.5cm" svg:y="96cm">
          <text:p text:style-name="P1">Backplane</text:p>
          <text:p text:style-name="P1">“KAMPLANET_FEEDS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.5cm" svg:height="1cm" svg:x="138.5cm" svg:y="102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45.5cm" svg:y="102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02" draw:layer="layout" svg:width="2.5cm" svg:height="1cm" svg:x="138.5cm" svg:y="97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87" draw:layer="layout" svg:width="2.5cm" svg:height="1cm" svg:x="145.5cm" svg:y="97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25cm" svg:y1="78cm" svg:x2="130.5cm" svg:y2="91.5cm" draw:start-shape="id27" draw:start-glue-point="1" draw:end-shape="id28" draw:end-glue-point="3">
          <text:p/>
        </draw:connector>
        <draw:custom-shape draw:style-name="gr1" draw:text-style-name="P1" draw:id="id64" draw:layer="layout" svg:width="9.5cm" svg:height="8.5cm" svg:x="130cm" svg:y="26.5cm">
          <text:p text:style-name="P1">Backplane</text:p>
          <text:p text:style-name="P1">“KAMPLANET_CONFIG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.5cm" svg:height="1cm" svg:x="130cm" svg:y="32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37cm" svg:y="32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4" draw:layer="layout" svg:width="2.5cm" svg:height="1cm" svg:x="130cm" svg:y="28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85" draw:layer="layout" svg:width="2.5cm" svg:height="1cm" svg:x="137cm" svg:y="28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5cm" svg:height="9.394cm" svg:x="164cm" svg:y="55cm">
          <text:p text:style-name="P1">Feed2xml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.5cm" svg:height="1cm" svg:x="163.5cm" svg:y="57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9" draw:layer="layout" svg:width="2.5cm" svg:height="1cm" svg:x="172cm" svg:y="61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8" draw:layer="layout" svg:width="2.5cm" svg:height="1cm" svg:x="164.5cm" svg:y="56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7" draw:layer="layout" svg:width="2.5cm" svg:height="1cm" svg:x="171.5cm" svg:y="56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617cm" svg:height="9.5cm" svg:x="164.5cm" svg:y="67.5cm">
          <text:p text:style-name="P1">Feed2html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5cm" svg:height="1cm" svg:x="164cm" svg:y="70cm">
          <text:p text:style-name="P1">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3" draw:layer="layout" svg:width="2.5cm" svg:height="1cm" svg:x="172.5cm" svg:y="73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00" draw:layer="layout" svg:width="2.5cm" svg:height="1cm" svg:x="165cm" svg:y="68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1" draw:layer="layout" svg:width="2.5cm" svg:height="1cm" svg:x="172.5cm" svg:y="69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4" draw:layer="layout" svg:width="4cm" svg:height="1cm" svg:x="163.5cm" svg:y="72.5cm">
          <text:p text:style-name="P1">feed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2" draw:layer="layout" svg:width="4cm" svg:height="1cm" svg:x="164cm" svg:y="74cm">
          <text:p text:style-name="P1">config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6" draw:layer="layout" svg:width="4cm" svg:height="1cm" svg:x="162.5cm" svg:y="60cm">
          <text:p text:style-name="P1">feed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0" draw:layer="layout" svg:width="4cm" svg:height="1cm" svg:x="163cm" svg:y="61.5cm">
          <text:p text:style-name="P1">config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41cm" svg:y1="50cm" svg:x2="163cm" svg:y2="62cm" draw:start-shape="id29" draw:start-glue-point="1" draw:end-shape="id30" draw:end-glue-point="3">
          <text:p/>
        </draw:connector>
        <draw:connector draw:style-name="gr2" draw:text-style-name="P2" draw:layer="layout" draw:type="curve" svg:x1="152.5cm" svg:y1="40.5cm" svg:x2="164cm" svg:y2="74.5cm" draw:start-shape="id31" draw:start-glue-point="1" draw:end-shape="id32" draw:end-glue-point="3">
          <text:p/>
        </draw:connector>
        <draw:connector draw:style-name="gr2" draw:text-style-name="P2" draw:layer="layout" draw:type="curve" svg:x1="164.5cm" svg:y1="102cm" svg:x2="163.5cm" svg:y2="73cm" draw:start-shape="id33" draw:start-glue-point="1" draw:end-shape="id34" draw:end-glue-point="3">
          <text:p/>
        </draw:connector>
        <draw:connector draw:style-name="gr2" draw:text-style-name="P2" draw:layer="layout" draw:type="curve" svg:x1="154cm" svg:y1="91.5cm" svg:x2="162.5cm" svg:y2="60.5cm" draw:start-shape="id35" draw:start-glue-point="1" draw:end-shape="id36" draw:end-glue-point="3">
          <text:p/>
        </draw:connector>
        <draw:connector draw:style-name="gr2" draw:text-style-name="P2" draw:layer="layout" draw:type="curve" draw:line-skew="2.374cm" svg:x1="63cm" svg:y1="69cm" svg:x2="63.5cm" svg:y2="49cm" draw:start-shape="id37" draw:start-glue-point="1" draw:end-shape="id38" draw:end-glue-point="3">
          <text:p/>
        </draw:connector>
        <draw:connector draw:style-name="gr2" draw:text-style-name="P2" draw:layer="layout" draw:type="curve" draw:line-skew="5.499cm" svg:x1="63cm" svg:y1="66cm" svg:x2="117cm" svg:y2="41.5cm" draw:start-shape="id39" draw:start-glue-point="1" draw:end-shape="id40" draw:end-glue-point="3">
          <text:p/>
        </draw:connector>
        <draw:connector draw:style-name="gr2" draw:text-style-name="P2" draw:layer="layout" draw:type="curve" svg:x1="39cm" svg:y1="73.5cm" svg:x2="51.5cm" svg:y2="69.5cm" draw:start-shape="id6" draw:start-glue-point="1" draw:end-shape="id41" draw:end-glue-point="3">
          <text:p/>
        </draw:connector>
        <draw:connector draw:style-name="gr2" draw:text-style-name="P2" draw:layer="layout" draw:type="curve" svg:x1="39cm" svg:y1="63cm" svg:x2="51.5cm" svg:y2="66cm" draw:start-shape="id8" draw:start-glue-point="1" draw:end-shape="id42" draw:end-glue-point="3">
          <text:p/>
        </draw:connector>
        <draw:connector draw:style-name="gr3" draw:text-style-name="P2" draw:layer="layout" draw:type="curve" svg:x1="61cm" svg:y1="64.5cm" svg:x2="75.5cm" svg:y2="73.5cm" draw:start-shape="id43" draw:start-glue-point="1" draw:end-shape="id44" draw:end-glue-point="3">
          <text:p/>
        </draw:connector>
        <draw:connector draw:style-name="gr3" draw:text-style-name="P2" draw:layer="layout" draw:type="curve" svg:x1="108.5cm" svg:y1="73.5cm" svg:x2="115.5cm" svg:y2="73.5cm" draw:start-shape="id45" draw:start-glue-point="1" draw:end-shape="id46" draw:end-glue-point="3">
          <text:p/>
        </draw:connector>
        <draw:custom-shape draw:style-name="gr1" draw:text-style-name="P1" draw:layer="layout" svg:width="9.5cm" svg:height="8.5cm" svg:x="178.5cm" svg:y="55cm">
          <text:p text:style-name="P1">SimpleFileWriter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.5cm" svg:height="1cm" svg:x="185.5cm" svg:y="61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8" draw:layer="layout" svg:width="2.5cm" svg:height="1cm" svg:x="178.5cm" svg:y="56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9" draw:layer="layout" svg:width="2.5cm" svg:height="1cm" svg:x="185.5cm" svg:y="56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0" draw:layer="layout" svg:width="2.5cm" svg:height="1cm" svg:x="178.5cm" svg:y="61cm">
          <text:p text:style-name="P1">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174cm" svg:y1="57cm" svg:x2="178.5cm" svg:y2="57cm" draw:start-shape="id47" draw:start-glue-point="1" draw:end-shape="id48" draw:end-glue-point="3">
          <text:p/>
        </draw:connector>
        <draw:connector draw:style-name="gr3" draw:text-style-name="P2" draw:layer="layout" draw:type="curve" svg:x1="174.5cm" svg:y1="61.5cm" svg:x2="178.5cm" svg:y2="61.5cm" draw:start-shape="id49" draw:start-glue-point="1" draw:end-shape="id50" draw:end-glue-point="3">
          <text:p/>
        </draw:connector>
        <draw:custom-shape draw:style-name="gr1" draw:text-style-name="P1" draw:layer="layout" svg:width="9.5cm" svg:height="8.5cm" svg:x="179cm" svg:y="67.5cm">
          <text:p text:style-name="P1">SimpleFileWriter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.5cm" svg:height="1cm" svg:x="186cm" svg:y="73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2" draw:layer="layout" svg:width="2.5cm" svg:height="1cm" svg:x="179cm" svg:y="69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03" draw:layer="layout" svg:width="2.5cm" svg:height="1cm" svg:x="186cm" svg:y="69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4" draw:layer="layout" svg:width="2.5cm" svg:height="1cm" svg:x="179cm" svg:y="73.5cm">
          <text:p text:style-name="P1">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175cm" svg:y1="69.5cm" svg:x2="179cm" svg:y2="69.5cm" draw:start-shape="id51" draw:start-glue-point="1" draw:end-shape="id52" draw:end-glue-point="3">
          <text:p/>
        </draw:connector>
        <draw:connector draw:style-name="gr3" draw:text-style-name="P2" draw:layer="layout" draw:type="curve" svg:x1="175cm" svg:y1="74cm" svg:x2="179cm" svg:y2="74cm" draw:start-shape="id53" draw:start-glue-point="1" draw:end-shape="id54" draw:end-glue-point="3">
          <text:p/>
        </draw:connector>
        <draw:custom-shape draw:style-name="gr1" draw:text-style-name="P1" draw:id="id68" draw:layer="layout" svg:width="9.5cm" svg:height="8.5cm" svg:x="76.5cm" svg:y="28.5cm">
          <text:p text:style-name="P1">Backplane</text:p>
          <text:p text:style-name="P1">“KAMPLANET_CHANNELS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.5cm" svg:height="1cm" svg:x="76.5cm" svg:y="34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83.5cm" svg:y="34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6" draw:layer="layout" svg:width="2.5cm" svg:height="1cm" svg:x="76.5cm" svg:y="30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9" draw:layer="layout" svg:width="2.5cm" svg:height="1cm" svg:x="83.5cm" svg:y="30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82.5cm" svg:y1="56.5cm" svg:x2="73cm" svg:y2="78.5cm" draw:start-shape="id55" draw:start-glue-point="1" draw:end-shape="id22" draw:end-glue-point="3">
          <text:p/>
        </draw:connector>
        <draw:custom-shape draw:style-name="gr1" draw:text-style-name="P1" draw:id="id57" draw:layer="layout" svg:width="4.5cm" svg:height="1cm" svg:x="163cm" svg:y="63cm">
          <text:p text:style-name="P1">channel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9" draw:layer="layout" svg:width="4.5cm" svg:height="1cm" svg:x="164cm" svg:y="75.5cm">
          <text:p text:style-name="P1">channel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01cm" svg:y1="42.5cm" svg:x2="163cm" svg:y2="63.5cm" draw:start-shape="id56" draw:start-glue-point="1" draw:end-shape="id57" draw:end-glue-point="3">
          <text:p/>
        </draw:connector>
        <draw:connector draw:style-name="gr3" draw:text-style-name="P2" draw:layer="layout" draw:type="curve" svg:x1="91cm" svg:y1="47.5cm" svg:x2="164cm" svg:y2="76cm" draw:start-shape="id58" draw:start-glue-point="1" draw:end-shape="id59" draw:end-glue-point="3">
          <text:p/>
        </draw:connector>
        <draw:custom-shape draw:style-name="gr5" draw:text-style-name="P1" draw:id="id60" draw:layer="layout" svg:width="9.5cm" svg:height="8.5cm" svg:x="130.5cm" svg:y="85cm">
          <text:p text:style-name="P1">PublishTo</text:p>
          <text:p text:style-name="P1">“KAMPLANET_FEEDS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1" draw:id="id28" draw:layer="layout" svg:width="2.5cm" svg:height="1cm" svg:x="130.5cm" svg:y="91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5cm" svg:height="1cm" svg:x="137.5cm" svg:y="91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92" draw:layer="layout" svg:width="2.5cm" svg:height="1cm" svg:x="130.5cm" svg:y="86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89" draw:layer="layout" svg:width="2.5cm" svg:height="1cm" svg:x="137.5cm" svg:y="86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63" draw:layer="layout" svg:width="9.5cm" svg:height="8.5cm" svg:x="144.5cm" svg:y="85cm">
          <text:p text:style-name="P1">SubscribeTo</text:p>
          <text:p text:style-name="P1">“KAMPLANET_FEEDS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1" draw:layer="layout" svg:width="2.5cm" svg:height="1cm" svg:x="144.5cm" svg:y="91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35" draw:layer="layout" svg:width="2.5cm" svg:height="1cm" svg:x="151.5cm" svg:y="91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90" draw:layer="layout" svg:width="2.5cm" svg:height="1cm" svg:x="144.5cm" svg:y="86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95" draw:layer="layout" svg:width="2.5cm" svg:height="1cm" svg:x="151.5cm" svg:y="86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62" draw:layer="layout" svg:width="9.5cm" svg:height="8.5cm" svg:x="155cm" svg:y="95.5cm">
          <text:p text:style-name="P1">SubscribeTo</text:p>
          <text:p text:style-name="P1">“KAMPLANET_FEEDS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1" draw:layer="layout" svg:width="2.5cm" svg:height="1cm" svg:x="155cm" svg:y="101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33" draw:layer="layout" svg:width="2.5cm" svg:height="1cm" svg:x="162cm" svg:y="101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88" draw:layer="layout" svg:width="2.5cm" svg:height="1cm" svg:x="155cm" svg:y="97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91" draw:layer="layout" svg:width="2.5cm" svg:height="1cm" svg:x="162cm" svg:y="9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curve" svg:x1="135.249cm" svg:y1="93.498cm" svg:x2="143.249cm" svg:y2="96cm" draw:start-shape="id60" draw:start-glue-point="6" draw:end-shape="id61" draw:end-glue-point="4">
          <text:p/>
        </draw:connector>
        <draw:connector draw:style-name="gr6" draw:text-style-name="P2" draw:layer="layout" draw:type="curve" svg:x1="147.998cm" svg:y1="100.249cm" svg:x2="155cm" svg:y2="99.749cm" draw:start-shape="id61" draw:start-glue-point="7" draw:end-shape="id62" draw:end-glue-point="5">
          <text:p/>
        </draw:connector>
        <draw:connector draw:style-name="gr6" draw:text-style-name="P2" draw:layer="layout" draw:type="curve" svg:x1="143.249cm" svg:y1="96cm" svg:x2="149.249cm" svg:y2="93.498cm" draw:start-shape="id61" draw:start-glue-point="4" draw:end-shape="id63" draw:end-glue-point="6">
          <text:p/>
        </draw:connector>
        <draw:custom-shape draw:style-name="gr5" draw:text-style-name="P1" draw:id="id66" draw:layer="layout" svg:width="9.5cm" svg:height="8.5cm" svg:x="117cm" svg:y="35cm">
          <text:p text:style-name="P1">PublishTo</text:p>
          <text:p text:style-name="P1">“KAMPLANET_CONFIG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1" draw:id="id40" draw:layer="layout" svg:width="2.5cm" svg:height="1cm" svg:x="117cm" svg:y="41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5cm" svg:height="1cm" svg:x="124cm" svg:y="41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86" draw:layer="layout" svg:width="2.5cm" svg:height="1cm" svg:x="117cm" svg:y="36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81" draw:layer="layout" svg:width="2.5cm" svg:height="1cm" svg:x="124cm" svg:y="36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67" draw:layer="layout" svg:width="9.5cm" svg:height="8.5cm" svg:x="143cm" svg:y="34cm">
          <text:p text:style-name="P1">SubscribeTo</text:p>
          <text:p text:style-name="P1">“KAMPLANET_CONFIG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1" draw:layer="layout" svg:width="2.5cm" svg:height="1cm" svg:x="143cm" svg:y="40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31" draw:layer="layout" svg:width="2.5cm" svg:height="1cm" svg:x="150cm" svg:y="40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84" draw:layer="layout" svg:width="2.5cm" svg:height="1cm" svg:x="143cm" svg:y="35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97" draw:layer="layout" svg:width="2.5cm" svg:height="1cm" svg:x="150cm" svg:y="35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65" draw:layer="layout" svg:width="9.5cm" svg:height="8.5cm" svg:x="131.5cm" svg:y="43.5cm">
          <text:p text:style-name="P1">SubscribeTo</text:p>
          <text:p text:style-name="P1">“KAMPLANET_CONFIG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1" draw:layer="layout" svg:width="2.5cm" svg:height="1cm" svg:x="131.5cm" svg:y="49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29" draw:layer="layout" svg:width="2.5cm" svg:height="1cm" svg:x="138.5cm" svg:y="49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82" draw:layer="layout" svg:width="2.5cm" svg:height="1cm" svg:x="131.5cm" svg:y="4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83" draw:layer="layout" svg:width="2.5cm" svg:height="1cm" svg:x="138.5cm" svg:y="4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curve" svg:x1="134.749cm" svg:y1="34.998cm" svg:x2="136.25cm" svg:y2="43.5cm" draw:start-shape="id64" draw:start-glue-point="6" draw:end-shape="id65">
          <text:p/>
        </draw:connector>
        <draw:connector draw:style-name="gr6" draw:text-style-name="P2" draw:layer="layout" draw:type="curve" svg:x1="130cm" svg:y1="30.749cm" svg:x2="121.749cm" svg:y2="35cm" draw:start-shape="id64" draw:start-glue-point="5" draw:end-shape="id66" draw:end-glue-point="4">
          <text:p/>
        </draw:connector>
        <draw:connector draw:style-name="gr6" draw:text-style-name="P2" draw:layer="layout" draw:type="curve" svg:x1="139.498cm" svg:y1="30.749cm" svg:x2="147.749cm" svg:y2="34cm" draw:start-shape="id64" draw:start-glue-point="7" draw:end-shape="id67" draw:end-glue-point="4">
          <text:p/>
        </draw:connector>
        <draw:custom-shape draw:style-name="gr5" draw:text-style-name="P1" draw:id="id69" draw:layer="layout" svg:width="9.5cm" svg:height="8.5cm" svg:x="63.5cm" svg:y="42.5cm">
          <text:p text:style-name="P1">PublishTo</text:p>
          <text:p text:style-name="P1">“KAMPLANET_CHANNELS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1" draw:id="id38" draw:layer="layout" svg:width="2.5cm" svg:height="1cm" svg:x="63.5cm" svg:y="48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5cm" svg:height="1cm" svg:x="70.5cm" svg:y="48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80" draw:layer="layout" svg:width="2.5cm" svg:height="1cm" svg:x="63.5cm" svg:y="44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73" draw:layer="layout" svg:width="2.5cm" svg:height="1cm" svg:x="70.5cm" svg:y="44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70" draw:layer="layout" svg:width="9.5cm" svg:height="8.5cm" svg:x="73cm" svg:y="50cm">
          <text:p text:style-name="P1">SubscribeTo</text:p>
          <text:p text:style-name="P1">“KAMPLANET_CHANNELS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1" draw:layer="layout" svg:width="2.5cm" svg:height="1cm" svg:x="73cm" svg:y="56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55" draw:layer="layout" svg:width="2.5cm" svg:height="1cm" svg:x="80cm" svg:y="56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74" draw:layer="layout" svg:width="2.5cm" svg:height="1cm" svg:x="73cm" svg:y="51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75" draw:layer="layout" svg:width="2.5cm" svg:height="1cm" svg:x="80cm" svg:y="51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72" draw:layer="layout" svg:width="9.5cm" svg:height="8.5cm" svg:x="81.5cm" svg:y="41cm">
          <text:p text:style-name="P1">SubscribeTo</text:p>
          <text:p text:style-name="P1">“KAMPLANET_CHANNELS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1" draw:layer="layout" svg:width="2.5cm" svg:height="1cm" svg:x="81.5cm" svg:y="47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58" draw:layer="layout" svg:width="2.5cm" svg:height="1cm" svg:x="88.5cm" svg:y="47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76" draw:layer="layout" svg:width="2.5cm" svg:height="1cm" svg:x="81.5cm" svg:y="42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77" draw:layer="layout" svg:width="2.5cm" svg:height="1cm" svg:x="88.5cm" svg:y="42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71" draw:layer="layout" svg:width="9.5cm" svg:height="8.5cm" svg:x="91.5cm" svg:y="36cm">
          <text:p text:style-name="P1">SubscribeTo</text:p>
          <text:p text:style-name="P1">“KAMPLANET_CHANNELS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1" draw:layer="layout" svg:width="2.5cm" svg:height="1cm" svg:x="91.5cm" svg:y="42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56" draw:layer="layout" svg:width="2.5cm" svg:height="1cm" svg:x="98.5cm" svg:y="42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78" draw:layer="layout" svg:width="2.5cm" svg:height="1cm" svg:x="91.5cm" svg:y="37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93" draw:layer="layout" svg:width="2.5cm" svg:height="1cm" svg:x="98.5cm" svg:y="37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curve" svg:x1="81.249cm" svg:y1="36.998cm" svg:x2="68.249cm" svg:y2="42.5cm" draw:start-shape="id68" draw:start-glue-point="6" draw:end-shape="id69" draw:end-glue-point="4">
          <text:p/>
        </draw:connector>
        <draw:connector draw:style-name="gr6" draw:text-style-name="P2" draw:layer="layout" draw:type="curve" svg:x1="81.249cm" svg:y1="36.998cm" svg:x2="77.749cm" svg:y2="50cm" draw:start-shape="id68" draw:start-glue-point="6" draw:end-shape="id70" draw:end-glue-point="4">
          <text:p/>
        </draw:connector>
        <draw:connector draw:style-name="gr6" draw:text-style-name="P2" draw:layer="layout" draw:type="curve" svg:x1="85.998cm" svg:y1="32.749cm" svg:x2="96.249cm" svg:y2="36cm" draw:start-shape="id68" draw:start-glue-point="7" draw:end-shape="id71" draw:end-glue-point="4">
          <text:p/>
        </draw:connector>
        <draw:connector draw:style-name="gr6" draw:text-style-name="P2" draw:layer="layout" draw:type="curve" svg:x1="81.249cm" svg:y1="36.998cm" svg:x2="86.249cm" svg:y2="41cm" draw:start-shape="id68" draw:start-glue-point="6" draw:end-shape="id72" draw:end-glue-point="4">
          <text:p/>
        </draw:connector>
        <draw:connector draw:style-name="gr4" draw:text-style-name="P2" draw:layer="layout" draw:type="curve" svg:x1="73cm" svg:y1="44.5cm" svg:x2="73cm" svg:y2="52cm" draw:start-shape="id73" draw:start-glue-point="1" draw:end-shape="id74" draw:end-glue-point="3">
          <text:p/>
        </draw:connector>
        <draw:connector draw:style-name="gr4" draw:text-style-name="P2" draw:layer="layout" draw:type="curve" svg:x1="82.5cm" svg:y1="52cm" svg:x2="81.5cm" svg:y2="43cm" draw:start-shape="id75" draw:start-glue-point="1" draw:end-shape="id76" draw:end-glue-point="3">
          <text:p/>
        </draw:connector>
        <draw:connector draw:style-name="gr4" draw:text-style-name="P2" draw:layer="layout" draw:type="curve" svg:x1="91cm" svg:y1="43cm" svg:x2="91.5cm" svg:y2="38cm" draw:start-shape="id77" draw:start-glue-point="1" draw:end-shape="id78" draw:end-glue-point="3">
          <text:p/>
        </draw:connector>
        <draw:connector draw:style-name="gr4" draw:text-style-name="P2" draw:layer="layout" draw:type="curve" draw:line-skew="0cm -12.501cm" svg:x1="86cm" svg:y1="30.5cm" svg:x2="63.5cm" svg:y2="44.5cm" draw:start-shape="id79" draw:start-glue-point="1" draw:end-shape="id80" draw:end-glue-point="3">
          <text:p/>
        </draw:connector>
        <draw:connector draw:style-name="gr4" draw:text-style-name="P2" draw:layer="layout" draw:type="curve" svg:x1="126.5cm" svg:y1="37cm" svg:x2="131.5cm" svg:y2="45.5cm" draw:start-shape="id81" draw:start-glue-point="1" draw:end-shape="id82" draw:end-glue-point="3">
          <text:p/>
        </draw:connector>
        <draw:connector draw:style-name="gr4" draw:text-style-name="P2" draw:layer="layout" draw:type="curve" svg:x1="141cm" svg:y1="45.5cm" svg:x2="143cm" svg:y2="36cm" draw:start-shape="id83" draw:start-glue-point="1" draw:end-shape="id84" draw:end-glue-point="3">
          <text:p/>
        </draw:connector>
        <draw:connector draw:style-name="gr4" draw:text-style-name="P2" draw:layer="layout" draw:type="curve" draw:line-skew="0cm -8.251cm" svg:x1="139.5cm" svg:y1="28.5cm" svg:x2="117cm" svg:y2="37cm" draw:start-shape="id85" draw:start-glue-point="1" draw:end-shape="id86" draw:end-glue-point="3">
          <text:p/>
        </draw:connector>
        <draw:connector draw:style-name="gr4" draw:text-style-name="P2" draw:layer="layout" draw:type="curve" svg:x1="148cm" svg:y1="98cm" svg:x2="155cm" svg:y2="97.5cm" draw:start-shape="id87" draw:start-glue-point="1" draw:end-shape="id88" draw:end-glue-point="3">
          <text:p/>
        </draw:connector>
        <draw:connector draw:style-name="gr4" draw:text-style-name="P2" draw:layer="layout" draw:type="curve" svg:x1="140cm" svg:y1="87cm" svg:x2="144.5cm" svg:y2="87cm" draw:start-shape="id89" draw:start-glue-point="1" draw:end-shape="id90" draw:end-glue-point="3">
          <text:p/>
        </draw:connector>
        <draw:connector draw:style-name="gr4" draw:text-style-name="P2" draw:layer="layout" draw:type="curve" draw:line-skew="1.374cm 24.749cm -5.875cm" svg:x1="164.5cm" svg:y1="97.5cm" svg:x2="130.5cm" svg:y2="87cm" draw:start-shape="id91" draw:start-glue-point="1" draw:end-shape="id92" draw:end-glue-point="3">
          <text:p/>
        </draw:connector>
        <draw:connector draw:style-name="gr4" draw:text-style-name="P2" draw:layer="layout" draw:type="curve" svg:x1="101cm" svg:y1="38cm" svg:x2="130cm" svg:y2="28.5cm" draw:start-shape="id93" draw:start-glue-point="1" draw:end-shape="id94" draw:end-glue-point="3">
          <text:p/>
        </draw:connector>
        <draw:connector draw:style-name="gr4" draw:text-style-name="P2" draw:layer="layout" draw:type="curve" draw:line-skew="21.374cm 58.249cm -71.656cm" svg:x1="154cm" svg:y1="87cm" svg:x2="76.5cm" svg:y2="30.5cm" draw:start-shape="id95" draw:start-glue-point="1" draw:end-shape="id96" draw:end-glue-point="3">
          <text:p/>
        </draw:connector>
        <draw:connector draw:style-name="gr4" draw:text-style-name="P2" draw:layer="layout" draw:type="curve" svg:x1="152.5cm" svg:y1="36cm" svg:x2="164.5cm" svg:y2="56.5cm" draw:start-shape="id97" draw:start-glue-point="1" draw:end-shape="id98" draw:end-glue-point="3">
          <text:p/>
        </draw:connector>
        <draw:connector draw:style-name="gr4" draw:text-style-name="P2" draw:layer="layout" draw:type="curve" draw:line-skew="8.374cm 19.499cm -7.375cm" svg:x1="188cm" svg:y1="57cm" svg:x2="165cm" svg:y2="69cm" draw:start-shape="id99" draw:start-glue-point="1" draw:end-shape="id100" draw:end-glue-point="3">
          <text:p/>
        </draw:connector>
        <draw:connector draw:style-name="gr4" draw:text-style-name="P2" draw:layer="layout" draw:type="curve" draw:line-skew="-4.376cm" svg:x1="124.5cm" svg:y1="73.5cm" svg:x2="138.5cm" svg:y2="98cm" draw:start-shape="id101" draw:start-glue-point="1" draw:end-shape="id102" draw:end-glue-point="3">
          <text:p/>
        </draw:connector>
        <draw:custom-shape draw:style-name="gr1" draw:text-style-name="P2" draw:id="id104" draw:layer="layout" svg:width="10.5cm" svg:height="9cm" svg:x="199.5cm" svg:y="66.5cm">
          <text:p text:style-name="P1">(graphs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188.5cm" svg:y1="69.5cm" svg:x2="199.5cm" svg:y2="71cm" draw:start-shape="id103" draw:start-glue-point="1" draw:end-shape="id104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200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Pablo Orduña</meta:initial-creator>
    <meta:creation-date>2008-05-20T00:57:27</meta:creation-date>
    <dc:creator>Pablo Orduña</dc:creator>
    <dc:date>2008-05-22T00:59:25</dc:date>
    <meta:editing-cycles>19</meta:editing-cycles>
    <meta:editing-duration>PT6H37M28S</meta:editing-duration>
    <meta:user-defined meta:name="Info 1"/>
    <meta:user-defined meta:name="Info 2"/>
    <meta:user-defined meta:name="Info 3"/>
    <meta:user-defined meta:name="Info 4"/>
    <meta:document-statistic meta:object-count="195"/>
  </office:meta>
</office:document-meta>
</file>